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Heading_20_3">
      <style:text-properties fo:font-variant="normal" fo:text-transform="none" fo:color="#24292e" fo:letter-spacing="normal" officeooo:paragraph-rsid="000cb7f4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7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8" style:family="paragraph" style:parent-style-name="Text_20_body">
      <style:text-properties fo:font-variant="normal" fo:text-transform="none" fo:color="#24292e" fo:letter-spacing="normal" officeooo:rsid="000cb7f4" officeooo:paragraph-rsid="000cb7f4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3"><text:bookmark text:name="empty-setup-new-repo-echo"/>echo "# SitePilot" &gt;&gt; README.md</text:p>
      <text:p text:style-name="P4">git init</text:p>
      <text:p text:style-name="P4">git add README.md</text:p>
      <text:p text:style-name="P4">git commit -m "first commit"</text:p>
      <text:p text:style-name="P4">git branch -M master</text:p>
      <text:p text:style-name="P4">git remote add origin https://github.com/fienkoue/SitePilot.git</text:p>
      <text:p text:style-name="P4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3"><text:bookmark text:name="empty-setup-push-repo-echo"/>git remote add origin https://github.com/fienkoue/SitePilot.git</text:p>
      <text:p text:style-name="P4">git branch -M master</text:p>
      <text:p text:style-name="P4">git push -u origin master</text:p>
      <text:p text:style-name="P4"/>
      <text:p text:style-name="P4"/>
      <text:p text:style-name="P7"/>
      <text:h text:style-name="P5" text:outline-level="3"><text:span text:style-name="T1">command </text:span><text:span text:style-name="T2">example add many files</text:span></text:h>
      <text:p text:style-name="P8"><text:span text:style-name="T1">git add file1.py file2.py file3.py</text:span></text:p>
      <text:p text:style-name="P8"><text:span text:style-name="T1"/></text:p>
      <text:p text:style-name="P8"><text:span text:style-name="T1">First branch when you create a repository that you created is main , do this by example :</text:span></text:p>
      <text:p text:style-name="P8"><text:span text:style-name="T1">git branch -M main <text:s/></text:span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1-07-13T11:49:44.599909907</dc:date>
    <meta:editing-duration>PT6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96" meta:character-count="593" meta:non-whitespace-character-count="512"/>
  </office:meta>
</office:document-meta>
</file>